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a1" style:family="table">
      <style:table-properties style:width="17.491cm" fo:margin-left="0.104cm" table:align="left"/>
    </style:style>
    <style:style style:name="Tabla1.A" style:family="table-column">
      <style:table-column-properties style:column-width="8.701cm"/>
    </style:style>
    <style:style style:name="Tabla1.B" style:family="table-column">
      <style:table-column-properties style:column-width="0.044cm"/>
    </style:style>
    <style:style style:name="Tabla1.C" style:family="table-column">
      <style:table-column-properties style:column-width="8.745cm"/>
    </style:style>
    <style:style style:name="Tabla1.A1" style:family="table-cell">
      <style:table-cell-properties fo:background-color="#81d41a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background-color="#729fcf" fo:padding="0.097cm" fo:border-left="0.05pt solid #3465a4" fo:border-right="0.05pt solid #3465a4" fo:border-top="none" fo:border-bottom="0.05pt solid #3465a4">
        <style:background-image/>
      </style:table-cell-properties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none" fo:border-top="none" fo:border-bottom="0.05pt solid #000000"/>
    </style:style>
    <style:style style:name="Tabla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none" fo:border-top="none" fo:border-bottom="0.05pt solid #000000"/>
    </style:style>
    <style:style style:name="Tabla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097cm" fo:border-left="0.05pt solid #000000" fo:border-right="none" fo:border-top="none" fo:border-bottom="0.05pt solid #000000"/>
    </style:style>
    <style:style style:name="Tabla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097cm" fo:border-left="0.05pt solid #000000" fo:border-right="none" fo:border-top="none" fo:border-bottom="0.05pt solid #000000"/>
    </style:style>
    <style:style style:name="Tabla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097cm" fo:border-left="0.05pt solid #000000" fo:border-right="none" fo:border-top="none" fo:border-bottom="0.05pt solid #000000"/>
    </style:style>
    <style:style style:name="Tabla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097cm" fo:border-left="0.05pt solid #000000" fo:border-right="none" fo:border-top="none" fo:border-bottom="0.05pt solid #000000"/>
    </style:style>
    <style:style style:name="Tabla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097cm" fo:border-left="0.05pt solid #000000" fo:border-right="none" fo:border-top="none" fo:border-bottom="0.05pt solid #000000"/>
    </style:style>
    <style:style style:name="Tabla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097cm" fo:border-left="0.05pt solid #000000" fo:border-right="none" fo:border-top="none" fo:border-bottom="0.05pt solid #000000"/>
    </style:style>
    <style:style style:name="Tabla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097cm" fo:border-left="0.05pt solid #000000" fo:border-right="none" fo:border-top="none" fo:border-bottom="0.05pt solid #000000"/>
    </style:style>
    <style:style style:name="Tabla1.B3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tyle="normal" fo:font-weight="bold" officeooo:rsid="0016fdf1" officeooo:paragraph-rsid="0016fdf1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officeooo:rsid="0016fdf1" officeooo:paragraph-rsid="0016fdf1"/>
    </style:style>
    <style:style style:name="P3" style:family="paragraph" style:parent-style-name="Table_20_Contents">
      <style:text-properties officeooo:rsid="0016fdf1" officeooo:paragraph-rsid="0018bd19"/>
    </style:style>
    <style:style style:name="P4" style:family="paragraph" style:parent-style-name="Table_20_Contents">
      <style:text-properties officeooo:paragraph-rsid="0016fdf1"/>
    </style:style>
    <style:style style:name="P5" style:family="paragraph" style:parent-style-name="Table_20_Contents">
      <style:text-properties officeooo:rsid="0018889d" officeooo:paragraph-rsid="0018889d"/>
    </style:style>
    <style:style style:name="P6" style:family="paragraph" style:parent-style-name="Table_20_Contents">
      <style:text-properties officeooo:rsid="0018889d" officeooo:paragraph-rsid="0018bd19"/>
    </style:style>
    <style:style style:name="P7" style:family="paragraph" style:parent-style-name="Table_20_Contents">
      <style:text-properties officeooo:paragraph-rsid="0018889d"/>
    </style:style>
    <style:style style:name="P8" style:family="paragraph" style:parent-style-name="Table_20_Contents">
      <style:text-properties officeooo:paragraph-rsid="0018bd1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6fdf1" officeooo:paragraph-rsid="0016fdf1" style:font-weight-asian="bold" style:font-weight-complex="bold"/>
    </style:style>
    <style:style style:name="P10" style:family="paragraph" style:parent-style-name="Table_20_Contents">
      <style:text-properties fo:font-style="italic" fo:font-weight="bold" officeooo:rsid="0016fdf1" officeooo:paragraph-rsid="0016fdf1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paragraph-rsid="0016fdf1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18889d" officeooo:paragraph-rsid="0018889d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18bd19" officeooo:paragraph-rsid="0018bd19" style:font-style-asian="italic" style:font-weight-asian="bold" style:font-style-complex="italic" style:font-weight-complex="bold"/>
    </style:style>
    <style:style style:name="T1" style:family="text">
      <style:text-properties officeooo:rsid="0016fdf1"/>
    </style:style>
    <style:style style:name="T2" style:family="text">
      <style:text-properties officeooo:rsid="0018889d"/>
    </style:style>
    <style:style style:name="T3" style:family="text">
      <style:text-properties officeooo:rsid="0018bd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9">Especificaciones de actores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0">Actor: Usuario registrado</text:p>
          </table:table-cell>
          <table:covered-table-cell/>
          <table:covered-table-cell/>
        </table:table-row>
        <table:table-row>
          <table:table-cell table:style-name="Tabla1.A35" office:value-type="string">
            <text:p text:style-name="P2">Descripción:</text:p>
          </table:table-cell>
          <table:table-cell table:style-name="Tabla1.B35" table:number-columns-spanned="2" office:value-type="string">
            <text:p text:style-name="P2">Persona que interactúa con el sistema para poder recibir su dosis de vacunación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5" table:number-columns-spanned="3" office:value-type="string">
            <text:p text:style-name="P11"><text:span text:style-name="T1">Actor: Administrador</text:span></text:p>
          </table:table-cell>
          <table:covered-table-cell/>
          <table:covered-table-cell/>
        </table:table-row>
        <table:table-row>
          <table:table-cell table:style-name="Tabla1.A35" office:value-type="string">
            <text:p text:style-name="P2">Descripción:</text:p>
          </table:table-cell>
          <table:table-cell table:style-name="Tabla1.B35" table:number-columns-spanned="2" office:value-type="string">
            <text:p text:style-name="P2">Persona que será responsable de gestionar las vacunaciones a las personas que la solicitan. <text:span text:style-name="T2">Llevar registro histórico por persona. Mantener en buen estado los fármacos.</text:span></text:p>
          </table:table-cell>
          <table:covered-table-cell/>
        </table:table-row>
        <table:table-row>
          <table:table-cell table:style-name="Tabla1.A1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11" table:number-columns-spanned="3" office:value-type="string">
            <text:p text:style-name="P12">Actor: <text:s/>Empresa proveedora</text:p>
          </table:table-cell>
          <table:covered-table-cell/>
          <table:covered-table-cell/>
        </table:table-row>
        <table:table-row>
          <table:table-cell table:style-name="Tabla1.A9" table:number-columns-spanned="2" office:value-type="string">
            <text:p text:style-name="P5">Descripción:</text:p>
          </table:table-cell>
          <table:covered-table-cell/>
          <table:table-cell table:style-name="Tabla1.C9" office:value-type="string">
            <text:p text:style-name="P5">Empresa que proveerá los fármacos en buen estado al sistema hospitalario. </text:p>
          </table:table-cell>
        </table:table-row>
        <table:table-row>
          <table:table-cell table:style-name="Tabla1.A1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1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12" table:number-columns-spanned="3" office:value-type="string">
            <text:p text:style-name="P1">Especificaciones de caso de uso</text:p>
          </table:table-cell>
          <table:covered-table-cell/>
          <table:covered-table-cell/>
        </table:table-row>
        <table:table-row>
          <table:table-cell table:style-name="Tabla1.A13" table:number-columns-spanned="3" office:value-type="string">
            <text:p text:style-name="P10">Vacunación de personas</text:p>
          </table:table-cell>
          <table:covered-table-cell/>
          <table:covered-table-cell/>
        </table:table-row>
        <table:table-row>
          <table:table-cell table:style-name="Tabla1.A35" office:value-type="string">
            <text:p text:style-name="P2">ID caso de uso:</text:p>
          </table:table-cell>
          <table:table-cell table:style-name="Tabla1.B35" table:number-columns-spanned="2" office:value-type="string">
            <text:p text:style-name="P4"><text:span text:style-name="T1">CU-1a: V</text:span><text:span text:style-name="T2">ACUNACION</text:span></text:p>
          </table:table-cell>
          <table:covered-table-cell/>
        </table:table-row>
        <table:table-row>
          <table:table-cell table:style-name="Tabla1.A35" office:value-type="string">
            <text:p text:style-name="P4"><text:span text:style-name="T2">Actor que inicia el caso</text:span><text:span text:style-name="T1">:</text:span></text:p>
          </table:table-cell>
          <table:table-cell table:style-name="Tabla1.B35" table:number-columns-spanned="2" office:value-type="string">
            <text:p text:style-name="P5">Administrador</text:p>
          </table:table-cell>
          <table:covered-table-cell/>
        </table:table-row>
        <table:table-row>
          <table:table-cell table:style-name="Tabla1.A35" office:value-type="string">
            <text:p text:style-name="P5">Actores involucrados:</text:p>
          </table:table-cell>
          <table:table-cell table:style-name="Tabla1.B35" table:number-columns-spanned="2" office:value-type="string">
            <text:p text:style-name="P5">Administrador y Usuario registrado</text:p>
          </table:table-cell>
          <table:covered-table-cell/>
        </table:table-row>
        <table:table-row>
          <table:table-cell table:style-name="Tabla1.A35" office:value-type="string">
            <text:p text:style-name="P5">Descripción corta:</text:p>
          </table:table-cell>
          <table:table-cell table:style-name="Tabla1.B35" table:number-columns-spanned="2" office:value-type="string">
            <text:p text:style-name="P5">El administrador administrará a los usuarios las vacunas, en el respectivo centro médico.</text:p>
          </table:table-cell>
          <table:covered-table-cell/>
        </table:table-row>
        <table:table-row>
          <table:table-cell table:style-name="Tabla1.A35" office:value-type="string">
            <text:p text:style-name="P5">Tipo:</text:p>
          </table:table-cell>
          <table:table-cell table:style-name="Tabla1.B35" table:number-columns-spanned="2" office:value-type="string">
            <text:p text:style-name="P5">Primario</text:p>
          </table:table-cell>
          <table:covered-table-cell/>
        </table:table-row>
        <table:table-row>
          <table:table-cell table:style-name="Tabla1.A35" office:value-type="string">
            <text:p text:style-name="P5">Autenticación:</text:p>
          </table:table-cell>
          <table:table-cell table:style-name="Tabla1.B35" table:number-columns-spanned="2" office:value-type="string">
            <text:p text:style-name="P5">El usuario deberá estar autenticado cuando ingrese al sistema</text:p>
          </table:table-cell>
          <table:covered-table-cell/>
        </table:table-row>
        <table:table-row>
          <table:table-cell table:style-name="Tabla1.A35" office:value-type="string">
            <text:p text:style-name="P5">Post-condicionales (Garantía de éxito):</text:p>
          </table:table-cell>
          <table:table-cell table:style-name="Tabla1.B35" table:number-columns-spanned="2" office:value-type="string">
            <text:p text:style-name="P5">El sistema tendrá un nuevo registro del usuario vacunado en la BD</text:p>
          </table:table-cell>
          <table:covered-table-cell/>
        </table:table-row>
        <table:table-row>
          <table:table-cell table:style-name="Tabla1.A35" office:value-type="string">
            <text:p text:style-name="Table_20_Contents"/>
          </table:table-cell>
          <table:table-cell table:style-name="Tabla1.B3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2" table:number-columns-spanned="3" office:value-type="string">
            <text:p text:style-name="P12">Solicitar fármacos</text:p>
          </table:table-cell>
          <table:covered-table-cell/>
          <table:covered-table-cell/>
        </table:table-row>
        <table:table-row>
          <table:table-cell table:style-name="Tabla1.A35" office:value-type="string">
            <text:p text:style-name="P2">ID caso de uso:</text:p>
          </table:table-cell>
          <table:table-cell table:style-name="Tabla1.B35" table:number-columns-spanned="2" office:value-type="string">
            <text:p text:style-name="P4"><text:span text:style-name="T1">CU-</text:span><text:span text:style-name="T2">2a</text:span><text:span text:style-name="T1">: </text:span><text:span text:style-name="T2">PEDIDO</text:span></text:p>
          </table:table-cell>
          <table:covered-table-cell/>
        </table:table-row>
        <table:table-row>
          <table:table-cell table:style-name="Tabla1.A35" office:value-type="string">
            <text:p text:style-name="P4"><text:span text:style-name="T2">Actor que inicia el caso</text:span><text:span text:style-name="T1">:</text:span></text:p>
          </table:table-cell>
          <table:table-cell table:style-name="Tabla1.B35" table:number-columns-spanned="2" office:value-type="string">
            <text:p text:style-name="P5">Administrador</text:p>
          </table:table-cell>
          <table:covered-table-cell/>
        </table:table-row>
        <table:table-row>
          <table:table-cell table:style-name="Tabla1.A35" office:value-type="string">
            <text:p text:style-name="P5">Actores involucrados:</text:p>
          </table:table-cell>
          <table:table-cell table:style-name="Tabla1.B35" table:number-columns-spanned="2" office:value-type="string">
            <text:p text:style-name="P5">Administrador y Empresa proveedora</text:p>
          </table:table-cell>
          <table:covered-table-cell/>
        </table:table-row>
        <table:table-row>
          <table:table-cell table:style-name="Tabla1.A35" office:value-type="string">
            <text:p text:style-name="P5">Descripción corta:</text:p>
          </table:table-cell>
          <table:table-cell table:style-name="Tabla1.B35" table:number-columns-spanned="2" office:value-type="string">
            <text:p text:style-name="P7"><text:span text:style-name="T2">El administrador solicitará a la empresa proveedora los fármacos que necesita actualizar, llevando un registro del mismo.</text:span></text:p>
          </table:table-cell>
          <table:covered-table-cell/>
        </table:table-row>
        <table:table-row>
          <table:table-cell table:style-name="Tabla1.A35" office:value-type="string">
            <text:p text:style-name="P5">Tipo:</text:p>
          </table:table-cell>
          <table:table-cell table:style-name="Tabla1.B35" table:number-columns-spanned="2" office:value-type="string">
            <text:p text:style-name="P5">Primario</text:p>
          </table:table-cell>
          <table:covered-table-cell/>
        </table:table-row>
        <text:soft-page-break/>
        <table:table-row>
          <table:table-cell table:style-name="Tabla1.A35" office:value-type="string">
            <text:p text:style-name="P5">Autenticación:</text:p>
          </table:table-cell>
          <table:table-cell table:style-name="Tabla1.B35" table:number-columns-spanned="2" office:value-type="string">
            <text:p text:style-name="P7"><text:span text:style-name="T2">El </text:span><text:span text:style-name="T3">administrador</text:span><text:span text:style-name="T2"> deberá estar autenticado cuando ingrese al sistema y realice el pedido (vía telefónica o internet)</text:span></text:p>
          </table:table-cell>
          <table:covered-table-cell/>
        </table:table-row>
        <table:table-row>
          <table:table-cell table:style-name="Tabla1.A35" office:value-type="string">
            <text:p text:style-name="P5">Post-condicionales (Garantía de éxito):</text:p>
          </table:table-cell>
          <table:table-cell table:style-name="Tabla1.B35" table:number-columns-spanned="2" office:value-type="string">
            <text:p text:style-name="P7"><text:span text:style-name="T2">El sistema tendrá un nuevo registro del pedido hecho (fecha de pedido, cantidad, precio) <text:s/>en la BD.</text:span></text:p>
          </table:table-cell>
          <table:covered-table-cell/>
        </table:table-row>
        <table:table-row>
          <table:table-cell table:style-name="Tabla1.A35" office:value-type="string">
            <text:p text:style-name="Table_20_Contents"/>
          </table:table-cell>
          <table:table-cell table:style-name="Tabla1.B3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1" table:number-columns-spanned="3" office:value-type="string">
            <text:p text:style-name="P13">Solicitar certificado</text:p>
          </table:table-cell>
          <table:covered-table-cell/>
          <table:covered-table-cell/>
        </table:table-row>
        <table:table-row>
          <table:table-cell table:style-name="Tabla1.A35" office:value-type="string">
            <text:p text:style-name="P2">ID caso de uso:</text:p>
          </table:table-cell>
          <table:table-cell table:style-name="Tabla1.B35" table:number-columns-spanned="2" office:value-type="string">
            <text:p text:style-name="P4"><text:span text:style-name="T1">CU-</text:span><text:span text:style-name="T3">3</text:span><text:span text:style-name="T2">a</text:span><text:span text:style-name="T1">: </text:span><text:span text:style-name="T3">CERTIFICADO</text:span></text:p>
          </table:table-cell>
          <table:covered-table-cell/>
        </table:table-row>
        <table:table-row>
          <table:table-cell table:style-name="Tabla1.A35" office:value-type="string">
            <text:p text:style-name="P4"><text:span text:style-name="T2">Actor que inicia el caso</text:span><text:span text:style-name="T1">:</text:span></text:p>
          </table:table-cell>
          <table:table-cell table:style-name="Tabla1.B35" table:number-columns-spanned="2" office:value-type="string">
            <text:p text:style-name="P3">Usuario registrado</text:p>
          </table:table-cell>
          <table:covered-table-cell/>
        </table:table-row>
        <table:table-row>
          <table:table-cell table:style-name="Tabla1.A35" office:value-type="string">
            <text:p text:style-name="P5">Actores involucrados:</text:p>
          </table:table-cell>
          <table:table-cell table:style-name="Tabla1.B35" table:number-columns-spanned="2" office:value-type="string">
            <text:p text:style-name="P6">Administrador y <text:span text:style-name="T1">Usuario registrado</text:span></text:p>
          </table:table-cell>
          <table:covered-table-cell/>
        </table:table-row>
        <table:table-row>
          <table:table-cell table:style-name="Tabla1.A35" office:value-type="string">
            <text:p text:style-name="P5">Descripción corta:</text:p>
          </table:table-cell>
          <table:table-cell table:style-name="Tabla1.B35" table:number-columns-spanned="2" office:value-type="string">
            <text:p text:style-name="P8"><text:span text:style-name="T3">El usuario registrado solicita al administrador la disposición de un certificado que valide sus dosis aplicadas.</text:span></text:p>
          </table:table-cell>
          <table:covered-table-cell/>
        </table:table-row>
        <table:table-row>
          <table:table-cell table:style-name="Tabla1.A36" office:value-type="string">
            <text:p text:style-name="P5">Tipo:</text:p>
          </table:table-cell>
          <table:table-cell table:style-name="Tabla1.B36" table:number-columns-spanned="2" office:value-type="string">
            <text:p text:style-name="P5">Primario</text:p>
          </table:table-cell>
          <table:covered-table-cell/>
        </table:table-row>
        <table:table-row>
          <table:table-cell table:style-name="Tabla1.A37" office:value-type="string">
            <text:p text:style-name="P5">Autenticación:</text:p>
          </table:table-cell>
          <table:table-cell table:style-name="Tabla1.B37" table:number-columns-spanned="2" office:value-type="string">
            <text:p text:style-name="P7"><text:span text:style-name="T2">El usuario </text:span><text:span text:style-name="T3">deberá estar registrado en la BD de usuarios vacunados, y el administrador </text:span><text:span text:style-name="T2">deber</text:span><text:span text:style-name="T3">á </text:span><text:span text:style-name="T2">estar autenticado cuando ingrese al sistema </text:span><text:span text:style-name="T3">para poder generar el certificado.</text:span></text:p>
          </table:table-cell>
          <table:covered-table-cell/>
        </table:table-row>
        <table:table-row>
          <table:table-cell table:style-name="Tabla1.A38" office:value-type="string">
            <text:p text:style-name="P5">Post-condicionales (Garantía de éxito):</text:p>
          </table:table-cell>
          <table:table-cell table:style-name="Tabla1.B38" table:number-columns-spanned="2" office:value-type="string">
            <text:p text:style-name="P7"><text:span text:style-name="T2">El sistema tendrá un nuevo registro del </text:span><text:span text:style-name="T3">certificado emitido y los datos del usuario que lo solicitó</text:span><text:span text:style-name="T2"> (fecha de </text:span><text:span text:style-name="T3">solicitud</text:span><text:span text:style-name="T2">, precio) en la BD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0T18:58:26.714000000</meta:creation-date>
    <dc:date>2020-12-10T21:08:55.496000000</dc:date>
    <meta:editing-duration>PT1H26M32S</meta:editing-duration>
    <meta:editing-cycles>1</meta:editing-cycles>
    <meta:document-statistic meta:table-count="1" meta:image-count="0" meta:object-count="0" meta:page-count="2" meta:paragraph-count="56" meta:word-count="308" meta:character-count="2147" meta:non-whitespace-character-count="1892"/>
    <meta:generator>LibreOffice/6.4.6.2$Windows_X86_64 LibreOffice_project/0ce51a4fd21bff07a5c061082cc82c5ed232f115</meta:generator>
  </office:meta>
</office:document-meta>
</file>